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595a" officeooo:paragraph-rsid="001d59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Se realizó en alguna zona geográfica un análisis espacial de accidentes de tránsito por región. A continuación, se muestra la zona geográfica y los valores para cada una de las regiones tanto de accidentes “Z” como de numero de carros (en miles) <text:s/>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0:37:56.300203504</meta:creation-date>
    <dc:date>2019-05-29T01:43:30.939019783</dc:date>
    <meta:editing-duration>PT55M23S</meta:editing-duration>
    <meta:editing-cycles>1</meta:editing-cycles>
    <meta:document-statistic meta:table-count="0" meta:image-count="0" meta:object-count="0" meta:page-count="1" meta:paragraph-count="1" meta:word-count="44" meta:character-count="251" meta:non-whitespace-character-count="207"/>
    <meta:generator>LibreOffice/6.0.7.3$Linux_X86_64 LibreOffice_project/00m0$Build-3</meta:generator>
  </office:meta>
</office:document-meta>
</file>